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Noto Sans CJK SC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Folder</text:p>
          </table:table-cell>
          <table:table-cell office:value-type="string">
            <text:p>Dimension</text:p>
          </table:table-cell>
          <table:table-cell office:value-type="string">
            <text:p>Orig Filename</text:p>
          </table:table-cell>
          <table:table-cell table:number-columns-repeated="2" office:value-type="string">
            <text:p>Resized Filename</text:p>
          </table:table-cell>
          <table:table-cell office:value-type="string">
            <text:p>Page Used</text:p>
          </table:table-cell>
          <table:table-cell office:value-type="string">
            <text:p>Richocet Filename/URL</text:p>
          </table:table-cell>
        </table:table-row>
        <table:table-row table:style-name="ro1">
          <table:table-cell office:value-type="string">
            <text:p>May 2019</text:p>
          </table:table-cell>
          <table:table-cell office:value-type="string">
            <text:p>2048x1152</text:p>
          </table:table-cell>
          <table:table-cell office:value-type="string">
            <text:p>IMG_7947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7963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864</text:p>
          </table:table-cell>
          <table:table-cell office:value-type="string">
            <text:p>IMG_7968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306</text:p>
          </table:table-cell>
          <table:table-cell office:value-type="string">
            <text:p>IMG_7984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154</text:p>
          </table:table-cell>
          <table:table-cell office:value-type="string">
            <text:p>IMG_7988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005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010</text:p>
          </table:table-cell>
          <table:table-cell office:value-type="string">
            <text:p>IMG_8009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008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020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029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20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32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39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53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62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70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94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97.jpg</text:p>
          </table:table-cell>
          <table:table-cell table:number-columns-repeated="4"/>
        </table:table-row>
        <table:table-row table:style-name="ro2">
          <table:table-cell office:value-type="string">
            <text:p>February-3rd-round</text:p>
          </table:table-cell>
          <table:table-cell office:value-type="string">
            <text:p>6000x3149</text:p>
          </table:table-cell>
          <table:table-cell office:value-type="string">
            <text:p>IMG_4222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5487x3860</text:p>
          </table:table-cell>
          <table:table-cell office:value-type="string">
            <text:p>IMG_4264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5581x4000</text:p>
          </table:table-cell>
          <table:table-cell office:value-type="string">
            <text:p>IMG_4267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5129x3754</text:p>
          </table:table-cell>
          <table:table-cell office:value-type="string">
            <text:p>IMG_4302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4863x2894</text:p>
          </table:table-cell>
          <table:table-cell office:value-type="string">
            <text:p>IMG_4356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000x4000</text:p>
          </table:table-cell>
          <table:table-cell office:value-type="string">
            <text:p>IMG_4364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4796x3661</text:p>
          </table:table-cell>
          <table:table-cell office:value-type="string">
            <text:p>IMG_4367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4000x6000</text:p>
          </table:table-cell>
          <table:table-cell office:value-type="string">
            <text:p>IMG_4374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000x4000</text:p>
          </table:table-cell>
          <table:table-cell office:value-type="string">
            <text:p>IMG_4383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000x4000</text:p>
          </table:table-cell>
          <table:table-cell office:value-type="string">
            <text:p>IMG_4388.jpg</text:p>
          </table:table-cell>
          <table:table-cell table:number-columns-repeated="4"/>
        </table:table-row>
        <table:table-row table:style-name="ro2">
          <table:table-cell office:value-type="string">
            <text:p>February-2nd-round</text:p>
          </table:table-cell>
          <table:table-cell office:value-type="string">
            <text:p>5348x2597</text:p>
          </table:table-cell>
          <table:table-cell office:value-type="string">
            <text:p>IMG_3887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3918x4000</text:p>
          </table:table-cell>
          <table:table-cell office:value-type="string">
            <text:p>IMG_3917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4909x3787</text:p>
          </table:table-cell>
          <table:table-cell office:value-type="string">
            <text:p>IMG_3932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3517x5502</text:p>
          </table:table-cell>
          <table:table-cell office:value-type="string">
            <text:p>IMG_3934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5042x3568</text:p>
          </table:table-cell>
          <table:table-cell office:value-type="string">
            <text:p>IMG_3967.jpg</text:p>
          </table:table-cell>
          <table:table-cell table:number-columns-repeated="4"/>
        </table:table-row>
        <table:table-row table:style-name="ro2">
          <table:table-cell office:value-type="string">
            <text:p>February 2019</text:p>
          </table:table-cell>
          <table:table-cell office:value-type="string">
            <text:p>2048x1365</text:p>
          </table:table-cell>
          <table:table-cell office:value-type="string">
            <text:p>IMG_3498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510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528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539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541.jpg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2048x1365</text:p>
          </table:table-cell>
          <table:table-cell office:value-type="string">
            <text:p>IMG_3570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577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608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615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629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631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637.jpg</text:p>
          </table:table-cell>
          <table:table-cell table:number-columns-repeated="4"/>
        </table:table-row>
        <table:table-row table:style-name="ro2">
          <table:table-cell office:value-type="string">
            <text:p>April 2019</text:p>
          </table:table-cell>
          <table:table-cell office:value-type="string">
            <text:p>2048x1365</text:p>
          </table:table-cell>
          <table:table-cell office:value-type="string">
            <text:p>IMG_6685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695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05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15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47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48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50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62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7297.jp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7302.jpg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06/20/2020</text:date>, <text:time>17:3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Greeott</meta:initial-creator>
    <meta:creation-date>2020-06-20T15:08:25</meta:creation-date>
    <dc:date>2020-06-20T17:34:00</dc:date>
    <dc:creator>Rick Greeott</dc:creator>
    <meta:editing-duration>PT1H9M55S</meta:editing-duration>
    <meta:editing-cycles>3</meta:editing-cycles>
    <meta:generator>OpenOffice/4.1.2$Unix OpenOffice.org_project/412m3$Build-9782</meta:generator>
    <meta:document-statistic meta:table-count="3" meta:cell-count="122" meta:object-count="0"/>
  </office:meta>
</office:document-meta>
</file>